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f8c" officeooo:paragraph-rsid="0008eab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of mice and man <text:span text:style-name="T1">{{ master_01 }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6:48:36.322170401</meta:creation-date>
    <dc:date>2021-01-22T13:24:25.214062183</dc:date>
    <meta:editing-duration>PT3M40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1" meta:word-count="7" meta:character-count="32" meta:non-whitespace-character-count="25"/>
  </office:meta>
</office:document-meta>
</file>